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Droid Sans Mono" fo:font-size="10.5pt" fo:font-weight="normal" officeooo:rsid="001503a1" fo:background-color="#ffffff"/>
    </style:style>
    <style:style style:name="P2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text-properties fo:color="#000000" loext:opacity="100%" officeooo:rsid="001503a1" officeooo:paragraph-rsid="001503a1" fo:background-color="#ffffff"/>
    </style:style>
    <style:style style:name="P4" style:family="paragraph" style:parent-style-name="Standard">
      <style:text-properties fo:color="#000000" loext:opacity="100%" officeooo:rsid="00179c88" officeooo:paragraph-rsid="00179c88" fo:background-color="#ffffff"/>
    </style:style>
    <style:style style:name="P5" style:family="paragraph" style:parent-style-name="Standard">
      <style:text-properties fo:color="#000000" loext:opacity="100%" officeooo:paragraph-rsid="00179c88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7" style:family="paragraph" style:parent-style-name="Standard">
      <style:text-properties fo:color="#000000" loext:opacity="100%" officeooo:rsid="001852a6" officeooo:paragraph-rsid="001852a6" fo:background-color="#ffffff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officeooo:rsid="00179c88"/>
    </style:style>
    <style:style style:name="T3" style:family="text">
      <style:text-properties officeooo:rsid="0019ec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🤓 <text:s/>Домашнє завдання:</text:p>
      <text:p text:style-name="P3">1. Вивчити пройдені HTML-теги та принципи вкладеності</text:p>
      <text:p text:style-name="P3">2. Вивчити атрибут class та правила імен класів</text:p>
      <text:p text:style-name="P3">3. Вивчити методи підключення CSS та їх різницю,</text:p>
      <text:p text:style-name="P3">4. Створюємо та підключаємо css файл, додаємо файл обнулення стилів.</text:p>
      <text:p text:style-name="P3">5. Верстаємо статтю про себе (з нуля), використовуючи отримані знання про HTML-теги та вкладеність. <text:s/>До статті має бути під'єднаний файл стилів та файл обнулення стилів.</text:p>
      <text:p text:style-name="P3">6. ОБОВ'ЯЗКОВО користуємось сервісом для перевірки вкладеності https://caninclude.glitch.me/ та перевіряємо верстку у валідаторі https://validator.w3.org/.</text:p>
      <text:p text:style-name="P3">7. Відправляємо посилання на домашку у "показ-домашок -&gt; Урок №3"</text:p>
      <text:p text:style-name="P3">@everyone</text:p>
      <text:p text:style-name="P7">__________________________________________________________________________________</text:p>
      <text:p text:style-name="P7">дз. Тема придумана gpt <text:span text:style-name="T3">(and from Google: </text:span><text:a xlink:type="simple" xlink:href="https://vsviti.com.ua/collections/16854" text:style-name="Internet_20_link" text:visited-style-name="Visited_20_Internet_20_Link"><text:span text:style-name="T3">https://vsviti.com.ua/collections/16854</text:span></text:a><text:span text:style-name="T3"> )</text:span>:</text:p>
      <text:p text:style-name="P7"/>
      <text:p text:style-name="P7"/>
      <text:p text:style-name="P7">Моя Подорож у Світ Мистецтва</text:p>
      <text:p text:style-name="P7"/>
      <text:p text:style-name="P7">Ласкаво просимо на мою сторінку, на якій я розповім про свою захоплюючу подорож у світ мистецтва. Мистецтво завжди було моєю страстию, і ця подорож стала для мене найбільш вражаючим досвідом у житті.</text:p>
      <text:p text:style-name="P7"/>
      <text:p text:style-name="P7">Музеї та Галереї</text:p>
      <text:p text:style-name="P7"/>
      <text:p text:style-name="P7">Під час моєї подорожі я відвідав численні музеї та галереї в різних країнах та містах. Один з найпам'ятніших моментів це візит до Лувру в Парижі, де я мав нагоду побачити величні шедеври відомих художників, таких як Леонардо да Вінчі, Рафаель, і Мікеланджело. Також, я зазнав вражень від Національної Галереї мистецтв в Вашингтоні, де я знайшов твори американських майстрів та імпресіоністів.</text:p>
      <text:p text:style-name="P7"/>
      <text:p text:style-name="P7">Мої Враження</text:p>
      <text:p text:style-name="P7"/>
      <text:p text:style-name="P7">Відвідання цих музеїв та галерей було справжнім зануренням у світ мистецтва. Я намагався відчути дух кожного твору і зрозуміти висловлювання художника через їхні роботи. Роботи Рафаеля та Леонардо да Вінчі залишили на мені найглибше враження. Мистецтво цих великих майстрів просто дивує своєю красою та глибиною.</text:p>
      <text:p text:style-name="P7"/>
      <text:p text:style-name="P7">Поради для Подорожуючих</text:p>
      <text:p text:style-name="P7"/>
      <text:p text:style-name="P7">Якщо ви також мрієте відвідати мистецькі музеї та галереї, ось декілька порад:</text:p>
      <text:p text:style-name="P7"/>
      <text:p text:style-name="P7">- Плануйте ваш візит заздалегідь. Деякі музеї мають велику кількість експонатів, і вам може знадобитися багато часу, щоб їх переглянути.</text:p>
      <text:p text:style-name="P7">- Користуйтеся аудіогідами або аудіовідомостями, якщо вони доступні. Це надасть додаткову інформацію про твори мистецтва.</text:p>
      <text:p text:style-name="P7">- Обговорюйте свої враження та думки з іншими відвідувачами. Мистецтво може розумітися кожним по-різному, і це завжди цікаво.</text:p>
      <text:p text:style-name="P7">- Фотографуйте свої улюблені шедеври, але дотримуйтесь правил музею щодо фотографування.</text:p>
      <text:p text:style-name="P7"/>
      <text:p text:style-name="P7"><text:soft-page-break/>Ця подорож у світ мистецтва залишить у вас незабутні враження і поглибить вашу апреціацію до мистецтва. Не соромтеся ділитися своїми враженнями та досвідом з іншими мистецькими ентузіастами!</text:p>
      <text:p text:style-name="P7"/>
      <text:p text:style-name="P7">&amp;copy; 2023. Всі права захищені.</text:p>
      <text:p text:style-name="P7">___________________________________________________________________________________</text:p>
      <text:p text:style-name="P4">1. header, main, div, h1-h6, p, img, ul, ol, li, span, mark, footer.</text:p>
      <text:p text:style-name="P5"><text:span text:style-name="T2">2. <text:s/></text:span><text:span text:style-name="T1">&lt;!------------------------- Атрибут class ---------------------------&gt;</text:span></text:p>
      <text:p text:style-name="P2">&lt;!-- </text:p>
      <text:p text:style-name="P2">Зв'язує CSS стіли з HTML-тегами</text:p>
      <text:p text:style-name="P2">Використовується для класифікації (групування)</text:p>
      <text:p text:style-name="P2">HTML-тегів з метою надання їм певних стилів.</text:p>
      <text:p text:style-name="P2">--&gt;</text:p>
      <text:p text:style-name="P2">&lt;!-- </text:p>
      <text:p text:style-name="P2">Правила написання імен класів: </text:p>
      <text:p text:style-name="P2">1) Англійська мова (Приклад: title)</text:p>
      <text:p text:style-name="P2">2) Нижній регістр (Приклад: title)</text:p>
      <text:p text:style-name="P2">3) Пробіли замінюємо на дефіс (Приклад: big-title)</text:p>
      <text:p text:style-name="P2">4) Ім'я класу вільне, але має відображати що виводить HTML-елемент </text:p>
      <text:p text:style-name="P2">та бути адекватним</text:p>
      <text:p text:style-name="P2">5) Назва класу НЕ МОЖЕ починатись з цифри та спец. символив</text:p>
      <text:p text:style-name="P2">--&gt;</text:p>
      <text:p text:style-name="P6"/>
      <text:p text:style-name="P2">&lt;!-- Приклади: --&gt;</text:p>
      <text:p text:style-name="P2">&lt;a href="#" class="link"&gt;Text&lt;/a&gt;</text:p>
      <text:p text:style-name="P2">&lt;div class="block"&gt;&lt;/div&gt;</text:p>
      <text:p text:style-name="P2">&lt;h1 class="title"&gt;&lt;/h1&gt;</text:p>
      <text:p text:style-name="P2">&lt;h2 class="sub-title"&gt;&lt;/h2&gt;</text:p>
      <text:p text:style-name="P2">&lt;ul class="list"&gt;</text:p>
      <text:p text:style-name="P2">&lt;li class="item"&gt;&lt;/li&gt;</text:p>
      <text:p text:style-name="P2">&lt;/ul&gt;</text:p>
      <text:p text:style-name="P6"/>
      <text:p text:style-name="P2">&lt;!-- Для бекенду гарно не задавати класи текстовим елементам --&gt;</text:p>
      <text:p text:style-name="P2">&lt;div class="text"&gt;</text:p>
      <text:p text:style-name="P2">&lt;p&gt;Lorem ipsum dolor sit amet &lt;a href="#"&gt;consectetur adipisicing&lt;/a&gt; elit. Incidunt veniam rem ea iste quo, omnis enim a assumenda sapiente illo architecto. Amet officiis delectus molestiae. At assumenda nemo itaque odit!&lt;/p&gt;</text:p>
      <text:p text:style-name="P2">&lt;p&gt;Lorem ipsum dolor sit amet consectetur adipisicing elit. Incidunt veniam rem ea iste quo, omnis enim a assumenda sapiente illo architecto. Amet officiis delectus molestiae. At assumenda nemo itaque odit!&lt;/p&gt;</text:p>
      <text:p text:style-name="P2">&lt;p&gt;Lorem ipsum dolor sit amet consectetur adipisicing elit. Incidunt veniam rem ea iste quo, omnis enim a assumenda sapiente illo architecto. Amet officiis delectus molestiae. At assumenda nemo itaque odit!&lt;/p&gt;</text:p>
      <text:p text:style-name="P2">&lt;/div&gt;</text:p>
      <text:p text:style-name="P6"/>
      <text:p text:style-name="P2">&lt;!-- </text:p>
      <text:p text:style-name="P2">Один клас може застосовуватись </text:p>
      <text:p text:style-name="P2"><text:soft-page-break/>до багатьох HTML-тегів </text:p>
      <text:p text:style-name="P2">--&gt;</text:p>
      <text:p text:style-name="P2">&lt;div class="block"&gt;&lt;/div&gt;</text:p>
      <text:p text:style-name="P2">&lt;div class="block"&gt;&lt;/div&gt;</text:p>
      <text:p text:style-name="P2">&lt;div class="block"&gt;&lt;/div&gt;</text:p>
      <text:p text:style-name="P2">&lt;div class="block"&gt;&lt;/div&gt;</text:p>
      <text:p text:style-name="P2">&lt;div class="block"&gt;&lt;/div&gt;</text:p>
      <text:p text:style-name="P2">&lt;div class="block"&gt;&lt;/div&gt;</text:p>
      <text:p text:style-name="P2">&lt;a href="#" class="block"&gt;&lt;/a&gt;</text:p>
      <text:p text:style-name="P2">&lt;ul class="block"&gt;</text:p>
      <text:p text:style-name="P2">&lt;li class="item"&gt;&lt;/li&gt;</text:p>
      <text:p text:style-name="P2">&lt;/ul&gt;</text:p>
      <text:p text:style-name="P6"/>
      <text:p text:style-name="P2">&lt;!-- </text:p>
      <text:p text:style-name="P2">Для одного HTML-тегу може бути додано безліч </text:p>
      <text:p text:style-name="P2">значеннь атрибуту class (через пробіл)</text:p>
      <text:p text:style-name="P2">--&gt;</text:p>
      <text:p text:style-name="P2">&lt;div class="block"&gt;</text:p>
      <text:p text:style-name="P2">&lt;h1 class="block__title title"&gt;&lt;/h1&gt;</text:p>
      <text:p text:style-name="P2">&lt;/div&gt;</text:p>
      <text:p text:style-name="P6"/>
      <text:p text:style-name="P2">&lt;!-- Це два класи big та title --&gt;</text:p>
      <text:p text:style-name="P2">&lt;h1 class="big title"&gt;&lt;/h1&gt;</text:p>
      <text:p text:style-name="P6"/>
      <text:p text:style-name="P2">&lt;!-- Це один клас big-title --&gt;</text:p>
      <text:p text:style-name="P2">&lt;h1 class="big-title"&gt;&lt;/h1&gt;</text:p>
      <text:p text:style-name="P6"/>
      <text:p text:style-name="P2">&lt;!-- ------------------------------------------------------------- --&gt;</text:p>
      <text:p text:style-name="P2"/>
      <text:p text:style-name="P4">3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45:02.638625642</meta:creation-date>
    <dc:date>2023-09-24T13:18:06.895850590</dc:date>
    <meta:editing-duration>P1DT4H5S</meta:editing-duration>
    <meta:editing-cycles>9</meta:editing-cycles>
    <meta:generator>LibreOffice/7.5.5.2$Linux_X86_64 LibreOffice_project/50$Build-2</meta:generator>
    <meta:document-statistic meta:table-count="0" meta:image-count="0" meta:object-count="0" meta:page-count="3" meta:paragraph-count="83" meta:word-count="641" meta:character-count="4742" meta:non-whitespace-character-count="4181"/>
  </office:meta>
</office:document-meta>
</file>